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097cm" fo:min-width="0.847cm"/>
      <style:paragraph-properties style:writing-mode="lr-tb"/>
    </style:style>
    <style:style style:name="gr2" style:family="graphic" style:parent-style-name="objectwithoutfill">
      <style:graphic-properties draw:fill="none" draw:textarea-vertical-align="middle"/>
      <style:paragraph-properties style:writing-mode="lr-tb"/>
    </style:style>
    <style:style style:name="gr3" style:family="graphic" style:parent-style-name="objectwithoutfill">
      <style:graphic-properties draw:marker-end="Arrowheads_20_4" draw:marker-end-width="0.3cm" draw:fill="none" draw:textarea-vertical-align="middle"/>
      <style:paragraph-properties style:writing-mode="lr-tb"/>
    </style:style>
    <style:style style:name="gr4" style:family="graphic" style:parent-style-name="objectwithoutfill">
      <style:graphic-properties draw:marker-end="Arrowheads_20_5" draw:marker-end-width="0.3cm" draw:fill="none" draw:textarea-vertical-align="middle"/>
      <style:paragraph-properties style:writing-mode="lr-tb"/>
    </style:style>
    <style:style style:name="gr5" style:family="graphic" style:parent-style-name="objectwithoutfill">
      <style:graphic-properties draw:marker-end="Arrowheads_20_6" draw:marker-end-width="0.3cm" draw:fill="none" draw:textarea-vertical-align="middle"/>
      <style:paragraph-properties style:writing-mode="lr-tb"/>
    </style:style>
    <style:style style:name="gr6" style:family="graphic" style:parent-style-name="objectwithoutfill">
      <style:graphic-properties draw:marker-end="Arrowheads_20_7" draw:marker-end-width="0.3cm" draw:fill="none" draw:textarea-vertical-align="middle"/>
      <style:paragraph-properties style:writing-mode="lr-tb"/>
    </style:style>
    <style:style style:name="gr7" style:family="graphic" style:parent-style-name="standard">
      <style:graphic-properties draw:fill="solid" draw:fill-color="#2a6099" draw:textarea-horizontal-align="justify" draw:textarea-vertical-align="middle" draw:auto-grow-height="false" fo:min-height="0cm" fo:min-width="0.623cm"/>
      <style:paragraph-properties style:writing-mode="lr-tb"/>
    </style:style>
    <style:style style:name="gr8" style:family="graphic" style:parent-style-name="objectwithoutfill">
      <style:graphic-properties draw:marker-end="Arrowheads_20_8" draw:marker-end-width="0.3cm" draw:fill="none" draw:textarea-vertical-align="middle"/>
      <style:paragraph-properties style:writing-mode="lr-tb"/>
    </style:style>
    <style:style style:name="gr9" style:family="graphic" style:parent-style-name="objectwithoutfill">
      <style:graphic-properties draw:marker-end="Arrowheads_20_9" draw:marker-end-width="0.3cm" draw:fill="none" draw:textarea-vertical-align="middle"/>
      <style:paragraph-properties style:writing-mode="lr-tb"/>
    </style:style>
    <style:style style:name="gr10" style:family="graphic" style:parent-style-name="objectwithoutfill">
      <style:graphic-properties draw:marker-end="Arrowheads_20_10" draw:marker-end-width="0.3cm" draw:fill="none" draw:textarea-vertical-align="middle"/>
      <style:paragraph-properties style:writing-mode="lr-tb"/>
    </style:style>
    <style:style style:name="gr11" style:family="graphic" style:parent-style-name="objectwithoutfill">
      <style:graphic-properties draw:marker-end="Arrowheads_20_15" draw:marker-end-width="0.3cm" draw:fill="none" draw:textarea-vertical-align="middle"/>
      <style:paragraph-properties style:writing-mode="lr-tb"/>
    </style:style>
    <style:style style:name="gr12" style:family="graphic" style:parent-style-name="standard">
      <style:graphic-properties draw:fill="solid" draw:fill-color="#2a6099" draw:textarea-horizontal-align="justify" draw:textarea-vertical-align="middle" draw:auto-grow-height="false" fo:min-height="0.424cm" fo:min-width="0.623cm"/>
      <style:paragraph-properties style:writing-mode="lr-tb"/>
    </style:style>
    <style:style style:name="gr13" style:family="graphic" style:parent-style-name="objectwithoutfill">
      <style:graphic-properties draw:marker-end="Arrowheads_20_18" draw:marker-end-width="0.3cm" draw:fill="none" draw:textarea-vertical-align="middle"/>
      <style:paragraph-properties style:writing-mode="lr-tb"/>
    </style:style>
    <style:style style:name="gr14" style:family="graphic" style:parent-style-name="objectwithoutfill">
      <style:graphic-properties draw:marker-end="Arrowheads_20_19" draw:marker-end-width="0.3cm" draw:fill="none" draw:textarea-vertical-align="middle"/>
      <style:paragraph-properties style:writing-mode="lr-tb"/>
    </style:style>
    <style:style style:name="gr15" style:family="graphic" style:parent-style-name="objectwithoutfill">
      <style:graphic-properties draw:fill="none" draw:textarea-vertical-align="middle"/>
    </style:style>
    <style:style style:name="gr16" style:family="graphic" style:parent-style-name="standard" style:list-style-name="L1">
      <style:graphic-properties draw:textarea-horizontal-align="justify" draw:textarea-vertical-align="middle" draw:auto-grow-height="false" fo:min-height="1.097cm" fo:min-width="0.847cm"/>
      <style:paragraph-properties style:writing-mode="lr-tb"/>
    </style:style>
    <style:style style:name="gr17" style:family="graphic" style:parent-style-name="objectwithoutfill">
      <style:graphic-properties draw:marker-end="Arrowheads_20_20" draw:marker-end-width="0.3cm" draw:fill="none" draw:textarea-vertical-align="middle"/>
      <style:paragraph-properties style:writing-mode="lr-tb"/>
    </style:style>
    <style:style style:name="gr18" style:family="graphic" style:parent-style-name="objectwithoutfill">
      <style:graphic-properties draw:marker-end="Arrowheads_20_21" draw:marker-end-width="0.3cm" draw:fill="none" draw:textarea-vertical-align="middle"/>
      <style:paragraph-properties style:writing-mode="lr-tb"/>
    </style:style>
    <style:style style:name="gr19" style:family="graphic" style:parent-style-name="objectwithoutfill">
      <style:graphic-properties draw:marker-start="Arrowheads_20_22" draw:marker-start-width="0.3cm" draw:marker-end="Arrowheads_20_23" draw:marker-end-width="0.3cm" draw:fill="none" draw:textarea-vertical-align="middle"/>
    </style:style>
    <style:style style:name="gr20" style:family="graphic" style:parent-style-name="objectwithoutfill">
      <style:graphic-properties draw:marker-start="Arrowheads_20_24" draw:marker-start-width="0.3cm" draw:marker-end="Arrowheads_20_25" draw:marker-end-width="0.3cm" draw:fill="none" draw:textarea-vertical-align="middle"/>
    </style:style>
    <style:style style:name="gr21" style:family="graphic" style:parent-style-name="objectwithoutfill">
      <style:graphic-properties draw:marker-start="Arrowheads_20_26" draw:marker-start-width="0.3cm" draw:marker-end="Arrowheads_20_27" draw:marker-end-width="0.3cm" draw:fill="none" draw:textarea-vertical-align="middle"/>
    </style:style>
    <style:style style:name="gr22" style:family="graphic" style:parent-style-name="objectwithoutfill">
      <style:graphic-properties draw:marker-start="Arrowheads_20_28" draw:marker-start-width="0.3cm" draw:marker-end="Arrowheads_20_29" draw:marker-end-width="0.3cm" draw:fill="none" draw:textarea-vertical-align="middle"/>
    </style:style>
    <style:style style:name="gr23" style:family="graphic" style:parent-style-name="objectwithoutfill">
      <style:graphic-properties draw:marker-start="Arrowheads_20_30" draw:marker-start-width="0.3cm" draw:marker-end="Arrowheads_20_31" draw:marker-end-width="0.3cm" draw:fill="none" draw:textarea-vertical-align="middle"/>
    </style:style>
    <style:style style:name="gr24" style:family="graphic" style:parent-style-name="objectwithoutfill">
      <style:graphic-properties draw:marker-start="Arrowheads_20_32" draw:marker-start-width="0.3cm" draw:marker-end="Arrowheads_20_33" draw:marker-end-width="0.3cm" draw:fill="none" draw:textarea-vertical-align="middle"/>
    </style:style>
    <style:style style:name="gr25" style:family="graphic" style:parent-style-name="standard">
      <style:graphic-properties draw:stroke="none" svg:stroke-color="#000000" draw:fill="none" draw:fill-color="#ffffff" fo:min-height="0.788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fo:min-height="0.702cm"/>
      <style:paragraph-properties style:writing-mode="lr-tb"/>
    </style:style>
    <style:style style:name="gr27" style:family="graphic" style:parent-style-name="standard" style:list-style-name="L1">
      <style:graphic-properties draw:textarea-horizontal-align="justify" draw:textarea-vertical-align="middle" draw:auto-grow-height="false" fo:min-height="1.097cm" fo:min-width="0.847cm"/>
      <style:paragraph-properties style:writing-mode="lr-tb"/>
    </style:style>
    <style:style style:name="gr28" style:family="graphic" style:parent-style-name="standard" style:list-style-name="L1">
      <style:graphic-properties draw:fill="solid" draw:fill-color="#2a6099" draw:textarea-horizontal-align="justify" draw:textarea-vertical-align="middle" draw:auto-grow-height="false" fo:min-height="0.425cm" fo:min-width="0.848cm"/>
      <style:paragraph-properties style:writing-mode="lr-tb"/>
    </style:style>
    <style:style style:name="gr29" style:family="graphic" style:parent-style-name="objectwithoutfill">
      <style:graphic-properties draw:marker-start="Arrowheads_20_43" draw:marker-start-width="0.3cm" draw:marker-end="Arrowheads_20_44" draw:marker-end-width="0.3cm" draw:fill="none" draw:textarea-vertical-align="middle"/>
      <style:paragraph-properties style:writing-mode="lr-tb"/>
    </style:style>
    <style:style style:name="gr30" style:family="graphic" style:parent-style-name="objectwithoutfill">
      <style:graphic-properties draw:marker-end="Arrowheads_20_46" draw:marker-end-width="0.3cm" draw:fill="none" draw:textarea-vertical-align="middle"/>
      <style:paragraph-properties style:writing-mode="lr-tb"/>
    </style:style>
    <style:style style:name="gr31" style:family="graphic" style:parent-style-name="objectwithoutfill">
      <style:graphic-properties draw:marker-end="Arrowheads_20_47" draw:marker-end-width="0.3cm" draw:fill="none" draw:textarea-vertical-align="middl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/>
      <style:text-properties fo:font-size="3pt" style:font-size-asian="3pt" style:font-size-complex="3pt"/>
    </style:style>
    <style:style style:name="P2" style:family="paragraph">
      <style:paragraph-properties fo:text-align="center"/>
      <style:text-properties fo:font-size="3pt" style:font-size-asian="3pt" style:font-size-complex="3pt"/>
    </style:style>
    <style:style style:name="P3" style:family="paragraph">
      <loext:graphic-properties draw:fill="none"/>
      <style:paragraph-properties fo:text-align="center"/>
      <style:text-properties fo:font-size="3pt" style:font-size-asian="3pt" style:font-size-complex="3pt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margin-top="0cm" fo:margin-bottom="0cm" fo:line-height="100%" fo:text-align="center" fo:text-indent="0cm"/>
    </style:style>
    <style:style style:name="P6" style:family="paragraph">
      <loext:graphic-properties draw:fill="solid" draw:fill-color="#2a6099"/>
      <style:paragraph-properties fo:text-align="center"/>
      <style:text-properties fo:font-size="3pt" style:font-size-asian="3pt" style:font-size-complex="3pt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text-align="center"/>
      <style:text-properties fo:font-size="3pt" fo:font-weight="bold" style:font-size-asian="3pt" style:font-weight-asian="bold" style:font-size-complex="3pt" style:font-weight-complex="bold"/>
    </style:style>
    <style:style style:name="P9" style:family="paragraph">
      <loext:graphic-properties draw:fill="solid" draw:fill-color="#2a6099"/>
      <style:paragraph-properties fo:text-align="center"/>
      <style:text-properties fo:font-size="3pt" fo:font-weight="bold" style:font-size-asian="3pt" style:font-weight-asian="bold" style:font-size-complex="3pt" style:font-weight-complex="bold"/>
    </style:style>
    <style:style style:name="P10" style:family="paragraph">
      <loext:graphic-properties draw:fill="none" draw:fill-color="#ffffff"/>
    </style:style>
    <style:style style:name="P11" style:family="paragraph">
      <loext:graphic-properties draw:fill="solid" draw:fill-color="#2a6099"/>
      <style:paragraph-properties fo:margin-left="0cm" fo:margin-right="0cm" fo:margin-top="0cm" fo:margin-bottom="0cm" fo:line-height="100%" fo:text-align="center" fo:text-indent="0cm"/>
      <style:text-properties fo:font-size="3pt" style:font-size-asian="3pt" style:font-size-complex="3pt"/>
    </style:style>
    <style:style style:name="T1" style:family="text">
      <style:text-properties fo:font-size="3pt" fo:font-weight="bold" style:font-size-asian="3pt" style:font-weight-asian="bold" style:font-size-complex="3pt" style:font-weight-complex="bold"/>
    </style:style>
    <style:style style:name="T2" style:family="text">
      <style:text-properties fo:font-size="3pt" style:font-size-asian="3pt" style:font-size-complex="3pt"/>
    </style:style>
    <style:style style:name="T3" style:family="text">
      <style:text-properties fo:font-size="3pt" fo:font-weight="normal" style:font-size-asian="3pt" style:font-weight-asian="normal" style:font-size-complex="3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3" draw:id="id3" draw:layer="layout" svg:width="1.905cm" svg:height="1.905cm" svg:x="0.317cm" svg:y="1.27cm">
          <text:p text:style-name="P1"><text:span text:style-name="T1">User</text:span></text:p>
          <text:p text:style-name="P1"><text:span text:style-name="T2">Name</text:span></text:p>
          <text:p text:style-name="P1"><text:span text:style-name="T2">Email</text:span></text:p>
          <text:p text:style-name="P1"><text:span text:style-name="T2">Password hash</text:span></text:p>
          <text:p text:style-name="P1"><text:span text:style-name="T2">Sex</text:span></text:p>
          <text:p text:style-name="P1"><text:span text:style-name="T2">Gender</text:span></text:p>
          <text:p text:style-name="P1"><text:span text:style-name="T2">Pronouns</text:span></text:p>
          <text:p text:style-name="P1"><text:span text:style-name="T2">Pictures</text:span></text:p>
          <text:p text:style-name="P1"><text:span text:style-name="T2">Bio</text:span></text:p>
          <text:p text:style-name="P1"><text:span text:style-name="T3">Email</text:span></text:p>
          <text:p text:style-name="P1"><text:span text:style-name="T3">Phone number</text:span></text:p>
          <text:p text:style-name="P1"><text:span text:style-name="T3">Major Medi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" draw:id="id2" draw:layer="layout" svg:width="1.905cm" svg:height="1.905cm" svg:x="3.81cm" svg:y="0.952cm">
          <text:p text:style-name="P2"><text:span text:style-name="T1">User</text:span></text:p>
          <text:p text:style-name="P2"><text:span text:style-name="T2">Name</text:span></text:p>
          <text:p text:style-name="P2"><text:span text:style-name="T2">Email</text:span></text:p>
          <text:p text:style-name="P2"><text:span text:style-name="T2">Password hash</text:span></text:p>
          <text:p text:style-name="P2"><text:span text:style-name="T2">Sex</text:span></text:p>
          <text:p text:style-name="P2"><text:span text:style-name="T2">Gender</text:span></text:p>
          <text:p text:style-name="P2"><text:span text:style-name="T2">Pronouns</text:span></text:p>
          <text:p text:style-name="P2"><text:span text:style-name="T2">Pictures</text:span></text:p>
          <text:p text:style-name="P2"><text:span text:style-name="T2">Bio</text:span></text:p>
          <text:p text:style-name="P1"><text:span text:style-name="T3">Phone number</text:span></text:p>
          <text:p text:style-name="P1"><text:span text:style-name="T3">Major Media</text:span></text:p>
          <text:p text:style-name="P1"><text:span text:style-name="T3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" draw:id="id1" draw:layer="layout" svg:width="1.905cm" svg:height="1.905cm" svg:x="1.905cm" svg:y="3.492cm">
          <text:p text:style-name="P1"><text:span text:style-name="T1">User</text:span></text:p>
          <text:p text:style-name="P1"><text:span text:style-name="T2">Name</text:span></text:p>
          <text:p text:style-name="P1"><text:span text:style-name="T2">Email</text:span></text:p>
          <text:p text:style-name="P1"><text:span text:style-name="T2">Password hash</text:span></text:p>
          <text:p text:style-name="P1"><text:span text:style-name="T2">Sex</text:span></text:p>
          <text:p text:style-name="P1"><text:span text:style-name="T2">Gender</text:span></text:p>
          <text:p text:style-name="P1"><text:span text:style-name="T2">Pronouns</text:span></text:p>
          <text:p text:style-name="P1"><text:span text:style-name="T2">Pictures</text:span></text:p>
          <text:p text:style-name="P1"><text:span text:style-name="T2">Bio</text:span></text:p>
          <text:p text:style-name="P1"><text:span text:style-name="T3">Email</text:span></text:p>
          <text:p text:style-name="P1"><text:span text:style-name="T3">Phone number</text:span></text:p>
          <text:p text:style-name="P1"><text:span text:style-name="T3">Major Medi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3.531cm" svg:y1="3.771cm" svg:x2="4.089cm" svg:y2="2.578cm" draw:start-shape="id1" draw:start-glue-point="11" draw:end-shape="id2" draw:end-glue-point="7" svg:d="M3531 3771l558-1193" svg:viewBox="0 0 559 1194">
          <text:p text:style-name="P2"><text:span text:style-name="T2">Married to</text:span></text:p>
          <text:p text:style-name="P2"><text:span text:style-name="T2">Divorced: bool</text:span></text:p>
          <text:p text:style-name="P1"><text:span text:style-name="T2"/></text:p>
        </draw:connector>
        <draw:connector draw:style-name="gr3" draw:text-style-name="P3" draw:layer="layout" draw:type="line" svg:x1="2.858cm" svg:y1="3.492cm" svg:x2="1.943cm" svg:y2="2.896cm" draw:start-shape="id1" draw:start-glue-point="4" draw:end-shape="id3" draw:end-glue-point="9" svg:d="M2858 3492l-915-596" svg:viewBox="0 0 916 597">
          <text:p text:style-name="P4"><text:span text:style-name="T2">Has child</text:span></text:p>
          <text:p text:style-name="P4"><text:span text:style-name="T2">Has Nickname: </text:span></text:p>
        </draw:connector>
        <draw:connector draw:style-name="gr4" draw:text-style-name="P3" draw:layer="layout" draw:type="line" svg:x1="1.27cm" svg:y1="3.175cm" svg:x2="2.184cm" svg:y2="3.771cm" draw:start-shape="id3" draw:start-glue-point="8" draw:end-shape="id1" draw:end-glue-point="5" svg:d="M1270 3175l914 596" svg:viewBox="0 0 915 597">
          <text:p text:style-name="P2"><text:span text:style-name="T2">Has parent</text:span></text:p>
          <text:p text:style-name="P1"><text:span text:style-name="T2">Has Nickname:</text:span></text:p>
        </draw:connector>
        <draw:connector draw:style-name="gr5" draw:text-style-name="P3" draw:layer="layout" draw:type="line" svg:x1="3.81cm" svg:y1="1.905cm" svg:x2="2.222cm" svg:y2="2.223cm" draw:start-shape="id2" draw:start-glue-point="6" draw:end-shape="id3" draw:end-glue-point="10" svg:d="M3810 1905l-1588 318" svg:viewBox="0 0 1589 319">
          <text:p text:style-name="P4"><text:span text:style-name="T2">Has child</text:span></text:p>
          <text:p text:style-name="P5"><text:span text:style-name="T2">Has Nickname:</text:span></text:p>
        </draw:connector>
        <draw:connector draw:style-name="gr6" draw:text-style-name="P3" draw:layer="layout" draw:type="line" svg:x1="2.222cm" svg:y1="2.223cm" svg:x2="4.089cm" svg:y2="1.231cm" draw:start-shape="id3" draw:start-glue-point="10" draw:end-shape="id2" draw:end-glue-point="5" svg:d="M2222 2223l1867-992" svg:viewBox="0 0 1868 993">
          <text:p text:style-name="P4"><text:span text:style-name="T2">Has parent</text:span></text:p>
          <text:p text:style-name="P5"><text:span text:style-name="T2">Has Nickname:</text:span></text:p>
        </draw:connector>
        <draw:custom-shape draw:style-name="gr7" draw:text-style-name="P6" xml:id="id5" draw:id="id5" draw:layer="layout" svg:width="1.587cm" svg:height="0.318cm" svg:x="6.35cm" svg:y="2.54cm">
          <text:p text:style-name="P2"><text:span text:style-name="T1">Occupation</text:span></text:p>
          <text:p text:style-name="P2"><text:span text:style-name="T3">Nam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xml:id="id6" draw:id="id6" draw:layer="layout" svg:width="1.587cm" svg:height="0.318cm" svg:x="4.762cm" svg:y="3.81cm">
          <text:p text:style-name="P2"><text:span text:style-name="T1">Occupation</text:span></text:p>
          <text:p text:style-name="P2"><text:span text:style-name="T3">Nam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xml:id="id4" draw:id="id4" draw:layer="layout" svg:width="1.587cm" svg:height="0.318cm" svg:x="0.483cm" svg:y="0.141cm">
          <text:p text:style-name="P2"><text:span text:style-name="T1">Occupation</text:span></text:p>
          <text:p text:style-name="P2"><text:span text:style-name="T3">Nam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7" draw:layer="layout" draw:type="line" svg:x1="1.943cm" svg:y1="1.549cm" svg:x2="0.715cm" svg:y2="0.413cm" draw:start-shape="id3" draw:start-glue-point="11" draw:end-shape="id4" draw:end-glue-point="7" svg:d="M1943 1549l-1228-1136" svg:viewBox="0 0 1229 1137">
          <text:p text:style-name="P5"><text:span text:style-name="T2">Has occupation</text:span></text:p>
        </draw:connector>
        <draw:connector draw:style-name="gr9" draw:text-style-name="P7" draw:layer="layout" draw:type="line" svg:x1="5.715cm" svg:y1="1.905cm" svg:x2="6.35cm" svg:y2="2.699cm" draw:start-shape="id2" draw:start-glue-point="10" draw:end-shape="id5" draw:end-glue-point="6" svg:d="M5715 1905l635 794" svg:viewBox="0 0 636 795">
          <text:p text:style-name="P5"><text:span text:style-name="T2">Has occupation</text:span></text:p>
        </draw:connector>
        <draw:connector draw:style-name="gr10" draw:text-style-name="P3" draw:layer="layout" draw:type="line" svg:x1="3.81cm" svg:y1="4.445cm" svg:x2="4.762cm" svg:y2="3.969cm" draw:start-shape="id1" draw:start-glue-point="10" draw:end-shape="id6" draw:end-glue-point="6" svg:d="M3810 4445l952-476" svg:viewBox="0 0 953 477">
          <text:p text:style-name="P4"><text:span text:style-name="T2">Has occupation</text:span></text:p>
        </draw:connector>
        <draw:connector draw:style-name="gr11" draw:text-style-name="P3" draw:layer="layout" draw:type="line" svg:x1="5.436cm" svg:y1="2.578cm" svg:x2="6.35cm" svg:y2="3.651cm" draw:start-shape="id2" draw:start-glue-point="9" draw:end-shape="id7" draw:end-glue-point="6" svg:d="M5436 2578l914 1073" svg:viewBox="0 0 915 1074">
          <text:p text:style-name="P5"><text:span text:style-name="T2">Reside at</text:span></text:p>
        </draw:connector>
        <draw:custom-shape draw:style-name="gr12" draw:text-style-name="P6" xml:id="id9" draw:id="id9" draw:layer="layout" svg:width="1.587cm" svg:height="0.952cm" svg:x="5.08cm" svg:y="4.445cm">
          <text:p text:style-name="P2"><text:span text:style-name="T1">Location</text:span></text:p>
          <text:p text:style-name="P2"><text:span text:style-name="T3">Street Address</text:span></text:p>
          <text:p text:style-name="P2"><text:span text:style-name="T3">Zip code</text:span></text:p>
          <text:p text:style-name="P2"><text:span text:style-name="T3">City</text:span></text:p>
          <text:p text:style-name="P2"><text:span text:style-name="T3">State</text:span></text:p>
          <text:p text:style-name="P2"><text:span text:style-name="T3">Countr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7" draw:layer="layout" draw:type="line" svg:x1="2.222cm" svg:y1="2.223cm" svg:x2="2.07cm" svg:y2="0.755cm" draw:start-shape="id3" draw:start-glue-point="10" draw:end-shape="id8" draw:end-glue-point="6" svg:d="M2222 2223l-152-1468" svg:viewBox="0 0 153 1469">
          <text:p text:style-name="P5"><text:span text:style-name="T2">Reside at</text:span></text:p>
        </draw:connector>
        <draw:connector draw:style-name="gr14" draw:text-style-name="P7" draw:layer="layout" draw:type="line" svg:x1="3.531cm" svg:y1="5.118cm" svg:x2="5.08cm" svg:y2="4.921cm" draw:start-shape="id1" draw:start-glue-point="9" draw:end-shape="id9" draw:end-glue-point="6" svg:d="M3531 5118l1549-197" svg:viewBox="0 0 1550 198">
          <text:p text:style-name="P5"><text:span text:style-name="T2">Reside at</text:span></text:p>
        </draw:connector>
        <draw:custom-shape draw:style-name="gr12" draw:text-style-name="P6" xml:id="id7" draw:id="id7" draw:layer="layout" svg:width="1.587cm" svg:height="0.952cm" svg:x="6.35cm" svg:y="3.175cm">
          <text:p text:style-name="P2"><text:span text:style-name="T1">Location</text:span></text:p>
          <text:p text:style-name="P2"><text:span text:style-name="T3">Street Address</text:span></text:p>
          <text:p text:style-name="P2"><text:span text:style-name="T3">Zip code</text:span></text:p>
          <text:p text:style-name="P2"><text:span text:style-name="T3">City</text:span></text:p>
          <text:p text:style-name="P2"><text:span text:style-name="T3">State</text:span></text:p>
          <text:p text:style-name="P2"><text:span text:style-name="T3">Countr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xml:id="id8" draw:id="id8" draw:layer="layout" svg:width="1.587cm" svg:height="0.952cm" svg:x="2.07cm" svg:y="0.279cm">
          <text:p text:style-name="P2"><text:span text:style-name="T1">Location</text:span></text:p>
          <text:p text:style-name="P2"><text:span text:style-name="T3">Street Address</text:span></text:p>
          <text:p text:style-name="P2"><text:span text:style-name="T3">Zip code</text:span></text:p>
          <text:p text:style-name="P2"><text:span text:style-name="T3">City</text:span></text:p>
          <text:p text:style-name="P2"><text:span text:style-name="T3">State</text:span></text:p>
          <text:p text:style-name="P2"><text:span text:style-name="T3">Countr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7" draw:layer="layout" svg:x1="0cm" svg:y1="5.397cm" svg:x2="10.347cm" svg:y2="5.397cm">
          <text:p/>
        </draw:line>
        <draw:line draw:style-name="gr15" draw:text-style-name="P7" draw:layer="layout" svg:x1="8.255cm" svg:y1="0cm" svg:x2="8.255cm" svg:y2="5.397cm">
          <text:p/>
        </draw:line>
        <draw:custom-shape draw:style-name="gr16" draw:text-style-name="P1" xml:id="id10" draw:id="id10" draw:layer="layout" svg:width="1.905cm" svg:height="1.905cm" svg:x="0.317cm" svg:y="5.715cm">
          <text:p text:style-name="P1"><text:span text:style-name="T1">User</text:span></text:p>
          <text:p text:style-name="P1"><text:span text:style-name="T2">Name</text:span></text:p>
          <text:p text:style-name="P1"><text:span text:style-name="T2">Email</text:span></text:p>
          <text:p text:style-name="P1"><text:span text:style-name="T2">Password hash</text:span></text:p>
          <text:p text:style-name="P1"><text:span text:style-name="T2">Sex</text:span></text:p>
          <text:p text:style-name="P1"><text:span text:style-name="T2">Gender</text:span></text:p>
          <text:p text:style-name="P1"><text:span text:style-name="T2">Pronouns</text:span></text:p>
          <text:p text:style-name="P1"><text:span text:style-name="T2">Pictures</text:span></text:p>
          <text:p text:style-name="P1"><text:span text:style-name="T2">Bio</text:span></text:p>
          <text:p text:style-name="P1"><text:span text:style-name="T3">Email</text:span></text:p>
          <text:p text:style-name="P1"><text:span text:style-name="T3">Phone number</text:span></text:p>
          <text:p text:style-name="P1"><text:span text:style-name="T3">Major Medi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" draw:text-style-name="P3" draw:layer="layout" draw:type="line" svg:x1="2.222cm" svg:y1="6.667cm" svg:x2="3.492cm" svg:y2="7.143cm" draw:start-shape="id10" draw:end-shape="id11" draw:end-glue-point="6" svg:d="M2222 6667l1270 476" svg:viewBox="0 0 1271 477">
          <text:p text:style-name="P4"><text:span text:style-name="T2">Born on</text:span></text:p>
        </draw:connector>
        <draw:custom-shape draw:style-name="gr12" draw:text-style-name="P9" xml:id="id11" draw:id="id11" draw:layer="layout" svg:width="1.587cm" svg:height="0.952cm" svg:x="3.492cm" svg:y="6.667cm">
          <text:p text:style-name="P8"><text:span text:style-name="T1">Date</text:span></text:p>
          <text:p text:style-name="P8"><text:span text:style-name="T3">da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8" draw:text-style-name="P3" draw:layer="layout" draw:type="line" svg:x1="3.724cm" svg:y1="7.48cm" svg:x2="1.943cm" svg:y2="7.341cm" draw:start-shape="id11" draw:start-glue-point="7" draw:end-shape="id10" draw:end-glue-point="9" svg:d="M3724 7480l-1781-139" svg:viewBox="0 0 1782 140">
          <text:p text:style-name="P4"><text:span text:style-name="T2">Has birthday/deathday/marriageday</text:span></text:p>
        </draw:connector>
        <draw:connector draw:style-name="gr19" draw:text-style-name="P7" draw:layer="layout" draw:type="line" svg:x1="5.08cm" svg:y1="4.921cm" svg:x2="3.531cm" svg:y2="5.118cm" draw:start-shape="id9" draw:start-glue-point="6" draw:end-shape="id1" draw:end-glue-point="9" svg:d="M5080 4921l-1549 197" svg:viewBox="0 0 1550 198">
          <text:p/>
        </draw:connector>
        <draw:connector draw:style-name="gr20" draw:text-style-name="P7" draw:layer="layout" draw:type="line" svg:x1="4.762cm" svg:y1="3.969cm" svg:x2="3.81cm" svg:y2="4.445cm" draw:start-shape="id6" draw:start-glue-point="6" draw:end-shape="id1" draw:end-glue-point="10" svg:d="M4762 3969l-952 476" svg:viewBox="0 0 953 477">
          <text:p/>
        </draw:connector>
        <draw:connector draw:style-name="gr21" draw:text-style-name="P7" draw:layer="layout" draw:type="line" svg:x1="6.35cm" svg:y1="3.651cm" svg:x2="5.436cm" svg:y2="2.578cm" draw:start-shape="id7" draw:start-glue-point="6" draw:end-shape="id2" draw:end-glue-point="9" svg:d="M6350 3651l-914-1073" svg:viewBox="0 0 915 1074">
          <text:p/>
        </draw:connector>
        <draw:connector draw:style-name="gr22" draw:text-style-name="P7" draw:layer="layout" draw:type="line" svg:x1="6.35cm" svg:y1="2.699cm" svg:x2="5.715cm" svg:y2="1.905cm" draw:start-shape="id5" draw:start-glue-point="6" draw:end-shape="id2" draw:end-glue-point="10" svg:d="M6350 2699l-635-794" svg:viewBox="0 0 636 795">
          <text:p/>
        </draw:connector>
        <draw:connector draw:style-name="gr23" draw:text-style-name="P7" draw:layer="layout" draw:type="line" svg:x1="2.07cm" svg:y1="0.755cm" svg:x2="2.222cm" svg:y2="2.223cm" draw:start-shape="id8" draw:start-glue-point="6" draw:end-shape="id3" draw:end-glue-point="10" svg:d="M2070 755l152 1468" svg:viewBox="0 0 153 1469">
          <text:p/>
        </draw:connector>
        <draw:connector draw:style-name="gr24" draw:text-style-name="P7" draw:layer="layout" draw:type="line" svg:x1="0.715cm" svg:y1="0.413cm" svg:x2="1.943cm" svg:y2="1.549cm" draw:start-shape="id4" draw:start-glue-point="7" draw:end-shape="id3" draw:end-glue-point="11" svg:d="M715 413l1228 1136" svg:viewBox="0 0 1229 1137">
          <text:p/>
        </draw:connector>
        <draw:line draw:style-name="gr15" draw:text-style-name="P7" draw:layer="layout" svg:x1="0cm" svg:y1="9.207cm" svg:x2="5.08cm" svg:y2="9.207cm">
          <text:p/>
        </draw:line>
        <draw:line draw:style-name="gr15" draw:text-style-name="P7" draw:layer="layout" svg:x1="5.08cm" svg:y1="5.397cm" svg:x2="5.08cm" svg:y2="9.207cm">
          <text:p/>
        </draw:line>
        <draw:frame draw:style-name="gr25" draw:text-style-name="P10" draw:layer="layout" svg:width="2.858cm" svg:height="1.038cm" svg:x="5.397cm" svg:y="0.232cm">
          <draw:text-box>
            <text:p>Family</text:p>
          </draw:text-box>
        </draw:frame>
        <draw:frame draw:style-name="gr26" draw:text-style-name="P10" draw:layer="layout" svg:width="2.54cm" svg:height="0.962cm" svg:x="2.54cm" svg:y="5.397cm">
          <draw:text-box>
            <text:p>Dates</text:p>
          </draw:text-box>
        </draw:frame>
        <draw:frame draw:style-name="gr26" draw:text-style-name="P10" draw:layer="layout" svg:width="2.858cm" svg:height="0.962cm" svg:x="5.08cm" svg:y="5.434cm">
          <draw:text-box>
            <text:p>Medias</text:p>
          </draw:text-box>
        </draw:frame>
        <draw:custom-shape draw:style-name="gr27" draw:text-style-name="P1" draw:layer="layout" svg:width="1.905cm" svg:height="1.905cm" svg:x="5.326cm" svg:y="6.278cm">
          <text:p text:style-name="P1"><text:span text:style-name="T1">User</text:span></text:p>
          <text:p text:style-name="P1"><text:span text:style-name="T2">Name</text:span></text:p>
          <text:p text:style-name="P1"><text:span text:style-name="T2">Email</text:span></text:p>
          <text:p text:style-name="P1"><text:span text:style-name="T2">Password hash</text:span></text:p>
          <text:p text:style-name="P1"><text:span text:style-name="T2">Sex</text:span></text:p>
          <text:p text:style-name="P1"><text:span text:style-name="T2">Gender</text:span></text:p>
          <text:p text:style-name="P1"><text:span text:style-name="T2">Pronouns</text:span></text:p>
          <text:p text:style-name="P1"><text:span text:style-name="T2">Pictures</text:span></text:p>
          <text:p text:style-name="P1"><text:span text:style-name="T2">Bio</text:span></text:p>
          <text:p text:style-name="P1"><text:span text:style-name="T3">Email</text:span></text:p>
          <text:p text:style-name="P1"><text:span text:style-name="T3">Phone number</text:span></text:p>
          <text:p text:style-name="P1"><text:span text:style-name="T3">Major Media</text:span></text:p>
          <text:p text:style-name="P1"><text:span text:style-name="T3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1" draw:layer="layout" svg:width="1.904cm" svg:height="0.953cm" svg:x="7.937cm" svg:y="6.667cm">
          <text:p text:style-name="P1"><text:span text:style-name="T1">Major medias</text:span></text:p>
          <text:p text:style-name="P1"><text:span text:style-name="T3">Twitter</text:span></text:p>
          <text:p text:style-name="P1"><text:span text:style-name="T3">Instagram</text:span></text:p>
          <text:p text:style-name="P1"><text:span text:style-name="T3">Facebook</text:span></text:p>
          <text:p text:style-name="P1"><text:span text:style-name="T3">Tiktok</text:span></text:p>
          <text:p text:style-name="P1"><text:span text:style-name="T3">Linkedin</text:span></text:p>
          <text:p text:style-name="P1"><text:span text:style-name="T3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7" draw:layer="layout" svg:x1="5.08cm" svg:y1="8.314cm" svg:x2="10.347cm" svg:y2="8.301cm">
          <text:p/>
        </draw:line>
        <draw:line draw:style-name="gr15" draw:text-style-name="P7" draw:layer="layout" svg:x1="10.347cm" svg:y1="5.397cm" svg:x2="10.347cm" svg:y2="8.301cm">
          <text:p/>
        </draw:line>
        <draw:connector draw:style-name="gr29" draw:text-style-name="P7" draw:layer="layout" draw:type="line" svg:x1="3.81cm" svg:y1="4.444cm" svg:x2="4.762cm" svg:y2="2.857cm" draw:start-shape="id1" draw:end-shape="id2" svg:d="M3810 4444l952-1587" svg:viewBox="0 0 953 1588">
          <text:p text:style-name="P5"><text:span text:style-name="T2">Has Nickname:</text:span></text:p>
        </draw:connector>
        <draw:connector draw:style-name="gr30" draw:text-style-name="P3" draw:layer="layout" draw:type="line" svg:x1="1.943cm" svg:y1="5.994cm" svg:x2="4.286cm" svg:y2="6.667cm" draw:start-shape="id10" draw:start-glue-point="11" draw:end-shape="id11" draw:end-glue-point="4" svg:d="M1943 5994l2343 673" svg:viewBox="0 0 2344 674">
          <text:p text:style-name="P4"><text:span text:style-name="T2">Died on</text:span></text:p>
        </draw:connector>
        <draw:connector draw:style-name="gr31" draw:text-style-name="P3" draw:layer="layout" draw:type="line" svg:x1="2.222cm" svg:y1="6.668cm" svg:x2="3.724cm" svg:y2="6.806cm" draw:start-shape="id10" draw:start-glue-point="10" draw:end-shape="id11" draw:end-glue-point="5" svg:d="M2222 6668l1502 138" svg:viewBox="0 0 1503 139">
          <text:p text:style-name="P4"><text:span text:style-name="T2">Married on</text:span></text:p>
        </draw:connector>
        <draw:line draw:style-name="gr15" draw:text-style-name="P7" draw:layer="layout" svg:x1="7.302cm" svg:y1="6.985cm" svg:x2="7.62cm" svg:y2="6.985cm">
          <text:p/>
        </draw:line>
        <draw:line draw:style-name="gr15" draw:text-style-name="P7" draw:layer="layout" svg:x1="7.303cm" svg:y1="7.135cm" svg:x2="7.621cm" svg:y2="7.135cm">
          <text:p/>
        </draw:lin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0" draw:display-name="Arrowheads 10" svg:viewBox="0 0 20 20" svg:d="M0 20l10-20 10 20z"/>
    <draw:marker draw:name="Arrowheads_20_15" draw:display-name="Arrowheads 15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0" draw:display-name="Arrowheads 20" svg:viewBox="0 0 20 20" svg:d="M0 20l10-20 10 20z"/>
    <draw:marker draw:name="Arrowheads_20_21" draw:display-name="Arrowheads 21" svg:viewBox="0 0 20 20" svg:d="M0 20l10-20 10 20z"/>
    <draw:marker draw:name="Arrowheads_20_22" draw:display-name="Arrowheads 22" svg:viewBox="0 0 20 20" svg:d="M0 20l10-20 10 20z"/>
    <draw:marker draw:name="Arrowheads_20_23" draw:display-name="Arrowheads 23" svg:viewBox="0 0 20 20" svg:d="M0 20l10-20 10 20z"/>
    <draw:marker draw:name="Arrowheads_20_24" draw:display-name="Arrowheads 24" svg:viewBox="0 0 20 20" svg:d="M0 20l10-20 10 20z"/>
    <draw:marker draw:name="Arrowheads_20_25" draw:display-name="Arrowheads 25" svg:viewBox="0 0 20 20" svg:d="M0 20l10-20 10 20z"/>
    <draw:marker draw:name="Arrowheads_20_26" draw:display-name="Arrowheads 26" svg:viewBox="0 0 20 20" svg:d="M0 20l10-20 10 20z"/>
    <draw:marker draw:name="Arrowheads_20_27" draw:display-name="Arrowheads 27" svg:viewBox="0 0 20 20" svg:d="M0 20l10-20 10 20z"/>
    <draw:marker draw:name="Arrowheads_20_28" draw:display-name="Arrowheads 28" svg:viewBox="0 0 20 20" svg:d="M0 20l10-20 10 20z"/>
    <draw:marker draw:name="Arrowheads_20_29" draw:display-name="Arrowheads 29" svg:viewBox="0 0 20 20" svg:d="M0 20l10-20 10 20z"/>
    <draw:marker draw:name="Arrowheads_20_30" draw:display-name="Arrowheads 30" svg:viewBox="0 0 20 20" svg:d="M0 20l10-20 10 20z"/>
    <draw:marker draw:name="Arrowheads_20_31" draw:display-name="Arrowheads 31" svg:viewBox="0 0 20 20" svg:d="M0 20l10-20 10 20z"/>
    <draw:marker draw:name="Arrowheads_20_32" draw:display-name="Arrowheads 32" svg:viewBox="0 0 20 20" svg:d="M0 20l10-20 10 20z"/>
    <draw:marker draw:name="Arrowheads_20_33" draw:display-name="Arrowheads 33" svg:viewBox="0 0 20 20" svg:d="M0 20l10-20 10 20z"/>
    <draw:marker draw:name="Arrowheads_20_37" draw:display-name="Arrowheads 37" svg:viewBox="0 0 20 20" svg:d="M0 20l10-20 10 20z"/>
    <draw:marker draw:name="Arrowheads_20_38" draw:display-name="Arrowheads 38" svg:viewBox="0 0 20 20" svg:d="M0 20l10-20 10 20z"/>
    <draw:marker draw:name="Arrowheads_20_39" draw:display-name="Arrowheads 39" svg:viewBox="0 0 20 20" svg:d="M0 20l10-20 10 20z"/>
    <draw:marker draw:name="Arrowheads_20_4" draw:display-name="Arrowheads 4" svg:viewBox="0 0 20 20" svg:d="M0 20l10-20 10 20z"/>
    <draw:marker draw:name="Arrowheads_20_40" draw:display-name="Arrowheads 40" svg:viewBox="0 0 20 20" svg:d="M0 20l10-20 10 20z"/>
    <draw:marker draw:name="Arrowheads_20_41" draw:display-name="Arrowheads 41" svg:viewBox="0 0 20 20" svg:d="M0 20l10-20 10 20z"/>
    <draw:marker draw:name="Arrowheads_20_42" draw:display-name="Arrowheads 42" svg:viewBox="0 0 20 20" svg:d="M0 20l10-20 10 20z"/>
    <draw:marker draw:name="Arrowheads_20_43" draw:display-name="Arrowheads 43" svg:viewBox="0 0 20 20" svg:d="M0 20l10-20 10 20z"/>
    <draw:marker draw:name="Arrowheads_20_44" draw:display-name="Arrowheads 44" svg:viewBox="0 0 20 20" svg:d="M0 20l10-20 10 20z"/>
    <draw:marker draw:name="Arrowheads_20_45" draw:display-name="Arrowheads 45" svg:viewBox="0 0 20 20" svg:d="M0 20l10-20 10 20z"/>
    <draw:marker draw:name="Arrowheads_20_46" draw:display-name="Arrowheads 46" svg:viewBox="0 0 20 20" svg:d="M0 20l10-20 10 20z"/>
    <draw:marker draw:name="Arrowheads_20_47" draw:display-name="Arrowheads 47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81d41a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12-22T15:12:25.440000000</meta:creation-date>
    <dc:date>2022-12-23T20:39:56.482000000</dc:date>
    <meta:editing-duration>PT20H32M37S</meta:editing-duration>
    <meta:editing-cycles>23</meta:editing-cycles>
    <meta:generator>LibreOffice/7.2.5.2$Windows_X86_64 LibreOffice_project/499f9727c189e6ef3471021d6132d4c694f357e5</meta:generator>
    <meta:document-statistic meta:object-count="46"/>
  </office:meta>
</office:document-meta>
</file>